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31f1f" officeooo:paragraph-rsid="00131f1f"/>
    </style:style>
    <style:style style:name="P3" style:family="paragraph" style:parent-style-name="Standard">
      <style:text-properties officeooo:rsid="00161599" officeooo:paragraph-rsid="00161599"/>
    </style:style>
    <style:style style:name="P4" style:family="paragraph" style:parent-style-name="Standard">
      <style:text-properties officeooo:rsid="00167135" officeooo:paragraph-rsid="00167135"/>
    </style:style>
    <style:style style:name="P5" style:family="paragraph" style:parent-style-name="Standard">
      <style:text-properties officeooo:rsid="00176abf" officeooo:paragraph-rsid="00176abf"/>
    </style:style>
    <style:style style:name="P6" style:family="paragraph" style:parent-style-name="Standard">
      <style:text-properties officeooo:rsid="001967fc" officeooo:paragraph-rsid="001967fc"/>
    </style:style>
    <style:style style:name="P7" style:family="paragraph" style:parent-style-name="Standard">
      <style:text-properties officeooo:rsid="001a8943" officeooo:paragraph-rsid="001a8943"/>
    </style:style>
    <style:style style:name="P8" style:family="paragraph" style:parent-style-name="Standard">
      <style:text-properties officeooo:rsid="001ab93b" officeooo:paragraph-rsid="001ab93b"/>
    </style:style>
    <style:style style:name="P9" style:family="paragraph" style:parent-style-name="Standard">
      <style:text-properties officeooo:rsid="001c995e" officeooo:paragraph-rsid="001c995e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2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  <text:p text:style-name="P3">.gitingore: creando este archivo y colocando las carptas o archivos dentro de este, se ignoran estos archivos dentro de la rama principal</text:p>
      <text:p text:style-name="P4">git commit -m”mensaje”: hace el commit y agrega el mensaje</text:p>
      <text:p text:style-name="P5">git branch: muesta la rama (master si se esta en la princial)</text:p>
      <text:p text:style-name="P5">git branch nombre: crea una rama con el nombre </text:p>
      <text:p text:style-name="P5">git checkout otrarama: cambia a la rama otrarama</text:p>
      <text:p text:style-name="P6">git add. : agrega todas los archivos a la zona de trabajo en la rama</text:p>
      <text:p text:style-name="P7">git remote add origin http… : obtiene el acceso a la carpeta en GitHub</text:p>
      <text:p text:style-name="P8">git push -u origin rama…: manda al repositorio que se indico previamente en GitHub</text:p>
      <text:p text:style-name="P9">git clone http….: nos clona el repositorio indicado en el directorio seña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4T08:24:02.737650099</dc:date>
    <meta:editing-duration>PT38M4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86" meta:character-count="1088" meta:non-whitespace-character-count="919"/>
  </office:meta>
</office:document-meta>
</file>